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79448" fo:border="0.06pt solid #000000"/>
    </style:style>
    <style:style style:name="ce3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3715a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5e8ac7"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c2e0ae"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4" office:value-type="string" calcext:value-type="string" table:number-columns-spanned="6" table:number-rows-spanned="1">
            <text:p>Q4</text:p>
          </table:table-cell>
          <table:covered-table-cell table:style-name="ce8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8</text:p>
          </table:table-cell>
          <table:covered-table-cell table:style-name="ce8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16</text:p>
          </table:table-cell>
          <table:covered-table-cell table:style-name="ce8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32</text:p>
          </table:table-cell>
          <table:covered-table-cell table:style-name="ce8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64</text:p>
          </table:table-cell>
          <table:covered-table-cell table:style-name="ce8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128</text:p>
          </table:table-cell>
          <table:covered-table-cell table:style-name="ce8"/>
          <table:covered-table-cell table:number-columns-repeated="4"/>
          <table:table-cell/>
          <table:table-cell table:style-name="ce4" office:value-type="string" calcext:value-type="string" table:number-columns-spanned="6" table:number-rows-spanned="1">
            <text:p>Q256</text:p>
          </table:table-cell>
          <table:covered-table-cell table:style-name="ce8"/>
          <table:covered-table-cell table:number-columns-repeated="4"/>
          <table:table-cell table:number-columns-repeated="97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Iteration=10</text:p>
          </table:table-cell>
          <table:covered-table-cell/>
          <table:table-cell table:style-name="ce5" office:value-type="string" calcext:value-type="string" table:number-columns-spanned="2" table:number-rows-spanned="1">
            <text:p>Iteration=25</text:p>
          </table:table-cell>
          <table:covered-table-cell/>
          <table:table-cell table:style-name="ce5" office:value-type="string" calcext:value-type="string" table:number-columns-spanned="2" table:number-rows-spanned="1">
            <text:p>Iteration=50</text:p>
          </table:table-cell>
          <table:covered-table-cell/>
          <table:table-cell table:number-columns-repeated="975"/>
        </table:table-row>
        <table:table-row table:style-name="ro1">
          <table:table-cell/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/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 table:style-name="ce6" office:value-type="string" calcext:value-type="string">
            <text:p>ARM</text:p>
          </table:table-cell>
          <table:table-cell table:style-name="ce9" office:value-type="string" calcext:value-type="string">
            <text:p>Denver</text:p>
          </table:table-cell>
          <table:table-cell table:number-columns-repeated="975"/>
        </table:table-row>
        <table:table-row table:style-name="ro1">
          <table:table-cell/>
          <table:table-cell table:style-name="ce7" office:value-type="float" office:value="1.466998" calcext:value-type="float">
            <text:p>1.466998</text:p>
          </table:table-cell>
          <table:table-cell table:style-name="ce7" office:value-type="float" office:value="1.069847" calcext:value-type="float">
            <text:p>1.069847</text:p>
          </table:table-cell>
          <table:table-cell table:number-columns-repeated="5"/>
          <table:table-cell table:style-name="ce7" office:value-type="float" office:value="3.753676" calcext:value-type="float">
            <text:p>3.753676</text:p>
          </table:table-cell>
          <table:table-cell table:style-name="ce7" office:value-type="float" office:value="3.197103" calcext:value-type="float">
            <text:p>3.197103</text:p>
          </table:table-cell>
          <table:table-cell table:number-columns-repeated="3"/>
          <table:table-cell table:style-name="Default" table:number-columns-repeated="2"/>
          <table:table-cell table:style-name="ce7" office:value-type="float" office:value="17.323896" calcext:value-type="float">
            <text:p>17.323896</text:p>
          </table:table-cell>
          <table:table-cell table:style-name="ce7" office:value-type="float" office:value="11.452903" calcext:value-type="float">
            <text:p>11.452903</text:p>
          </table:table-cell>
          <table:table-cell table:number-columns-repeated="2"/>
          <table:table-cell table:style-name="ce10"/>
          <table:table-cell table:style-name="Default"/>
          <table:table-cell/>
          <table:table-cell table:style-name="ce7" office:value-type="float" office:value="77.328559" calcext:value-type="float">
            <text:p>77.328559</text:p>
          </table:table-cell>
          <table:table-cell table:style-name="ce7" office:value-type="float" office:value="58.405443" calcext:value-type="float">
            <text:p>58.405443</text:p>
          </table:table-cell>
          <table:table-cell table:number-columns-repeated="3"/>
          <table:table-cell table:style-name="Default"/>
          <table:table-cell/>
          <table:table-cell table:style-name="ce7" office:value-type="float" office:value="296.214362" calcext:value-type="float">
            <text:p>296.214362</text:p>
          </table:table-cell>
          <table:table-cell table:style-name="ce7" office:value-type="float" office:value="151.670796" calcext:value-type="float">
            <text:p>151.670796</text:p>
          </table:table-cell>
          <table:table-cell table:number-columns-repeated="3"/>
          <table:table-cell table:style-name="Default" table:number-columns-repeated="2"/>
          <table:table-cell table:style-name="ce7" office:value-type="float" office:value="1143.887602" calcext:value-type="float">
            <text:p>1143.887602</text:p>
          </table:table-cell>
          <table:table-cell table:style-name="ce7" office:value-type="float" office:value="619.115027" calcext:value-type="float">
            <text:p>619.115027</text:p>
          </table:table-cell>
          <table:table-cell table:number-columns-repeated="4"/>
          <table:table-cell table:style-name="Default"/>
          <table:table-cell table:style-name="ce7" office:value-type="float" office:value="4968.723678" calcext:value-type="float">
            <text:p>4968.723678</text:p>
          </table:table-cell>
          <table:table-cell table:style-name="ce7" office:value-type="float" office:value="3356.524269" calcext:value-type="float">
            <text:p>3356.524269</text:p>
          </table:table-cell>
          <table:table-cell table:number-columns-repeated="979"/>
        </table:table-row>
        <table:table-row table:style-name="ro1">
          <table:table-cell/>
          <table:table-cell table:style-name="Default" office:value-type="float" office:value="1.217623" calcext:value-type="float">
            <text:p>1.217623</text:p>
          </table:table-cell>
          <table:table-cell table:style-name="Default" office:value-type="float" office:value="1.073144" calcext:value-type="float">
            <text:p>1.073144</text:p>
          </table:table-cell>
          <table:table-cell table:number-columns-repeated="5"/>
          <table:table-cell table:style-name="Default" office:value-type="float" office:value="3.399021" calcext:value-type="float">
            <text:p>3.399021</text:p>
          </table:table-cell>
          <table:table-cell table:style-name="Default" office:value-type="float" office:value="3.248656" calcext:value-type="float">
            <text:p>3.248656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7.351705" calcext:value-type="float">
            <text:p>17.351705</text:p>
          </table:table-cell>
          <table:table-cell table:style-name="Default" office:value-type="float" office:value="11.771558" calcext:value-type="float">
            <text:p>11.771558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78.113865" calcext:value-type="float">
            <text:p>78.113865</text:p>
          </table:table-cell>
          <table:table-cell table:style-name="Default" office:value-type="float" office:value="58.76317" calcext:value-type="float">
            <text:p>58.7631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294.533153" calcext:value-type="float">
            <text:p>294.533153</text:p>
          </table:table-cell>
          <table:table-cell table:style-name="Default" office:value-type="float" office:value="151.317453" calcext:value-type="float">
            <text:p>151.317453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143.632061" calcext:value-type="float">
            <text:p>1143.632061</text:p>
          </table:table-cell>
          <table:table-cell table:style-name="Default" office:value-type="float" office:value="636.241439" calcext:value-type="float">
            <text:p>636.24143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4958.027023" calcext:value-type="float">
            <text:p>4958.027023</text:p>
          </table:table-cell>
          <table:table-cell table:style-name="Default" office:value-type="float" office:value="3357.397869" calcext:value-type="float">
            <text:p>3357.397869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1.280822" calcext:value-type="float">
            <text:p>1.280822</text:p>
          </table:table-cell>
          <table:table-cell table:style-name="Default" office:value-type="float" office:value="1.021432" calcext:value-type="float">
            <text:p>1.021432</text:p>
          </table:table-cell>
          <table:table-cell table:number-columns-repeated="5"/>
          <table:table-cell table:style-name="Default" office:value-type="float" office:value="3.511949" calcext:value-type="float">
            <text:p>3.511949</text:p>
          </table:table-cell>
          <table:table-cell table:style-name="Default" office:value-type="float" office:value="3.184368" calcext:value-type="float">
            <text:p>3.184368</text:p>
          </table:table-cell>
          <table:table-cell/>
          <table:table-cell table:style-name="Default" table:number-columns-repeated="4"/>
          <table:table-cell table:style-name="Default" office:value-type="float" office:value="17.789238" calcext:value-type="float">
            <text:p>17.789238</text:p>
          </table:table-cell>
          <table:table-cell table:style-name="Default" office:value-type="float" office:value="11.602406" calcext:value-type="float">
            <text:p>11.60240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79.331652" calcext:value-type="float">
            <text:p>79.331652</text:p>
          </table:table-cell>
          <table:table-cell table:style-name="Default" office:value-type="float" office:value="58.436067" calcext:value-type="float">
            <text:p>58.436067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294.981311" calcext:value-type="float">
            <text:p>294.981311</text:p>
          </table:table-cell>
          <table:table-cell table:style-name="Default" office:value-type="float" office:value="152.251401" calcext:value-type="float">
            <text:p>152.25140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1145.885269" calcext:value-type="float">
            <text:p>1145.885269</text:p>
          </table:table-cell>
          <table:table-cell table:style-name="Default" office:value-type="float" office:value="611.432704" calcext:value-type="float">
            <text:p>611.43270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5471.437273" calcext:value-type="float">
            <text:p>5471.437273</text:p>
          </table:table-cell>
          <table:table-cell table:style-name="Default" office:value-type="float" office:value="3356.849555" calcext:value-type="float">
            <text:p>3356.849555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1.251191" calcext:value-type="float">
            <text:p>1.251191</text:p>
          </table:table-cell>
          <table:table-cell table:style-name="Default" office:value-type="float" office:value="1.082519" calcext:value-type="float">
            <text:p>1.082519</text:p>
          </table:table-cell>
          <table:table-cell table:number-columns-repeated="5"/>
          <table:table-cell table:style-name="Default" office:value-type="float" office:value="3.583181" calcext:value-type="float">
            <text:p>3.583181</text:p>
          </table:table-cell>
          <table:table-cell table:style-name="Default" office:value-type="float" office:value="3.181744" calcext:value-type="float">
            <text:p>3.181744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7.3502" calcext:value-type="float">
            <text:p>17.3502</text:p>
          </table:table-cell>
          <table:table-cell table:style-name="Default" office:value-type="float" office:value="11.548359" calcext:value-type="float">
            <text:p>11.548359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77.786602" calcext:value-type="float">
            <text:p>77.786602</text:p>
          </table:table-cell>
          <table:table-cell table:style-name="Default" office:value-type="float" office:value="59.095456" calcext:value-type="float">
            <text:p>59.095456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295.078463" calcext:value-type="float">
            <text:p>295.078463</text:p>
          </table:table-cell>
          <table:table-cell table:style-name="Default" office:value-type="float" office:value="151.399212" calcext:value-type="float">
            <text:p>151.399212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153.999329" calcext:value-type="float">
            <text:p>1153.999329</text:p>
          </table:table-cell>
          <table:table-cell table:style-name="Default" office:value-type="float" office:value="559.957742" calcext:value-type="float">
            <text:p>559.95774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4990.902954" calcext:value-type="float">
            <text:p>4990.902954</text:p>
          </table:table-cell>
          <table:table-cell table:style-name="Default" office:value-type="float" office:value="3357.99269" calcext:value-type="float">
            <text:p>3357.99269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1.379702" calcext:value-type="float">
            <text:p>1.379702</text:p>
          </table:table-cell>
          <table:table-cell table:style-name="Default" office:value-type="float" office:value="1.01484" calcext:value-type="float">
            <text:p>1.01484</text:p>
          </table:table-cell>
          <table:table-cell table:number-columns-repeated="5"/>
          <table:table-cell table:style-name="Default" office:value-type="float" office:value="3.605772" calcext:value-type="float">
            <text:p>3.605772</text:p>
          </table:table-cell>
          <table:table-cell table:style-name="Default" office:value-type="float" office:value="3.266767" calcext:value-type="float">
            <text:p>3.266767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7.330616" calcext:value-type="float">
            <text:p>17.330616</text:p>
          </table:table-cell>
          <table:table-cell table:style-name="Default" office:value-type="float" office:value="11.320935" calcext:value-type="float">
            <text:p>11.32093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79.641091" calcext:value-type="float">
            <text:p>79.641091</text:p>
          </table:table-cell>
          <table:table-cell table:style-name="Default" office:value-type="float" office:value="58.391427" calcext:value-type="float">
            <text:p>58.391427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294.984" calcext:value-type="float">
            <text:p>294.984</text:p>
          </table:table-cell>
          <table:table-cell table:style-name="Default" office:value-type="float" office:value="151.416653" calcext:value-type="float">
            <text:p>151.416653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147.392573" calcext:value-type="float">
            <text:p>1147.392573</text:p>
          </table:table-cell>
          <table:table-cell table:style-name="Default" office:value-type="float" office:value="550.875791" calcext:value-type="float">
            <text:p>550.875791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5323.210717" calcext:value-type="float">
            <text:p>5323.210717</text:p>
          </table:table-cell>
          <table:table-cell table:style-name="Default" office:value-type="float" office:value="3356.726907" calcext:value-type="float">
            <text:p>3356.726907</text:p>
          </table:table-cell>
          <table:table-cell table:number-columns-repeated="2"/>
          <table:table-cell table:style-name="Default" table:number-columns-repeated="2"/>
          <table:table-cell table:number-columns-repeated="975"/>
        </table:table-row>
        <table:table-row table:style-name="ro1">
          <table:table-cell/>
          <table:table-cell table:style-name="Default" office:value-type="float" office:value="1.190423" calcext:value-type="float">
            <text:p>1.190423</text:p>
          </table:table-cell>
          <table:table-cell table:style-name="Default" office:value-type="float" office:value="1.064759" calcext:value-type="float">
            <text:p>1.064759</text:p>
          </table:table-cell>
          <table:table-cell table:number-columns-repeated="5"/>
          <table:table-cell table:style-name="Default" office:value-type="float" office:value="3.539916" calcext:value-type="float">
            <text:p>3.539916</text:p>
          </table:table-cell>
          <table:table-cell table:style-name="Default" office:value-type="float" office:value="3.248783" calcext:value-type="float">
            <text:p>3.248783</text:p>
          </table:table-cell>
          <table:table-cell/>
          <table:table-cell table:style-name="Default" table:number-columns-repeated="4"/>
          <table:table-cell table:style-name="Default" office:value-type="float" office:value="17.252377" calcext:value-type="float">
            <text:p>17.252377</text:p>
          </table:table-cell>
          <table:table-cell table:style-name="Default" office:value-type="float" office:value="11.482471" calcext:value-type="float">
            <text:p>11.482471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77.948522" calcext:value-type="float">
            <text:p>77.948522</text:p>
          </table:table-cell>
          <table:table-cell table:style-name="Default" office:value-type="float" office:value="57.354215" calcext:value-type="float">
            <text:p>57.354215</text:p>
          </table:table-cell>
          <table:table-cell table:number-columns-repeated="5"/>
          <table:table-cell table:style-name="Default" office:value-type="float" office:value="298.145715" calcext:value-type="float">
            <text:p>298.145715</text:p>
          </table:table-cell>
          <table:table-cell table:style-name="Default" office:value-type="float" office:value="151.365292" calcext:value-type="float">
            <text:p>151.365292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1149.102617" calcext:value-type="float">
            <text:p>1149.102617</text:p>
          </table:table-cell>
          <table:table-cell table:style-name="Default" office:value-type="float" office:value="557.329412" calcext:value-type="float">
            <text:p>557.329412</text:p>
          </table:table-cell>
          <table:table-cell table:number-columns-repeated="4"/>
          <table:table-cell table:style-name="Default"/>
          <table:table-cell table:style-name="Default" office:value-type="float" office:value="5028.000214" calcext:value-type="float">
            <text:p>5028.000214</text:p>
          </table:table-cell>
          <table:table-cell table:style-name="Default" office:value-type="float" office:value="3358.144281" calcext:value-type="float">
            <text:p>3358.144281</text:p>
          </table:table-cell>
          <table:table-cell table:number-columns-repeated="979"/>
        </table:table-row>
        <table:table-row table:style-name="ro1">
          <table:table-cell/>
          <table:table-cell table:style-name="Default" office:value-type="float" office:value="1.282359" calcext:value-type="float">
            <text:p>1.282359</text:p>
          </table:table-cell>
          <table:table-cell table:style-name="Default" office:value-type="float" office:value="1.069528" calcext:value-type="float">
            <text:p>1.069528</text:p>
          </table:table-cell>
          <table:table-cell table:style-name="Default"/>
          <table:table-cell table:number-columns-repeated="4"/>
          <table:table-cell table:style-name="Default" office:value-type="float" office:value="3.411469" calcext:value-type="float">
            <text:p>3.411469</text:p>
          </table:table-cell>
          <table:table-cell table:style-name="Default" office:value-type="float" office:value="3.345263" calcext:value-type="float">
            <text:p>3.345263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7.327097" calcext:value-type="float">
            <text:p>17.327097</text:p>
          </table:table-cell>
          <table:table-cell table:style-name="Default" office:value-type="float" office:value="11.551687" calcext:value-type="float">
            <text:p>11.551687</text:p>
          </table:table-cell>
          <table:table-cell table:number-columns-repeated="5"/>
          <table:table-cell table:style-name="Default" office:value-type="float" office:value="78.149065" calcext:value-type="float">
            <text:p>78.149065</text:p>
          </table:table-cell>
          <table:table-cell table:style-name="Default" office:value-type="float" office:value="54.499378" calcext:value-type="float">
            <text:p>54.499378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293.266534" calcext:value-type="float">
            <text:p>293.266534</text:p>
          </table:table-cell>
          <table:table-cell table:style-name="Default" office:value-type="float" office:value="151.326733" calcext:value-type="float">
            <text:p>151.326733</text:p>
          </table:table-cell>
          <table:table-cell table:number-columns-repeated="4"/>
          <table:table-cell table:style-name="Default"/>
          <table:table-cell table:style-name="Default" office:value-type="float" office:value="1149.667038" calcext:value-type="float">
            <text:p>1149.667038</text:p>
          </table:table-cell>
          <table:table-cell table:style-name="Default" office:value-type="float" office:value="556.355886" calcext:value-type="float">
            <text:p>556.355886</text:p>
          </table:table-cell>
          <table:table-cell table:number-columns-repeated="4"/>
          <table:table-cell table:style-name="Default"/>
          <table:table-cell table:style-name="Default" office:value-type="float" office:value="4932.47324" calcext:value-type="float">
            <text:p>4932.47324</text:p>
          </table:table-cell>
          <table:table-cell table:style-name="Default" office:value-type="float" office:value="3356.632196" calcext:value-type="float">
            <text:p>3356.632196</text:p>
          </table:table-cell>
          <table:table-cell table:number-columns-repeated="979"/>
        </table:table-row>
        <table:table-row table:style-name="ro1">
          <table:table-cell/>
          <table:table-cell table:style-name="Default" office:value-type="float" office:value="1.289303" calcext:value-type="float">
            <text:p>1.289303</text:p>
          </table:table-cell>
          <table:table-cell table:style-name="Default" office:value-type="float" office:value="1.011768" calcext:value-type="float">
            <text:p>1.011768</text:p>
          </table:table-cell>
          <table:table-cell table:number-columns-repeated="5"/>
          <table:table-cell table:style-name="Default" office:value-type="float" office:value="3.456333" calcext:value-type="float">
            <text:p>3.456333</text:p>
          </table:table-cell>
          <table:table-cell table:style-name="Default" office:value-type="float" office:value="3.470414" calcext:value-type="float">
            <text:p>3.470414</text:p>
          </table:table-cell>
          <table:table-cell/>
          <table:table-cell table:style-name="Default" table:number-columns-repeated="4"/>
          <table:table-cell table:style-name="Default" office:value-type="float" office:value="16.944314" calcext:value-type="float">
            <text:p>16.944314</text:p>
          </table:table-cell>
          <table:table-cell table:style-name="Default" office:value-type="float" office:value="11.393735" calcext:value-type="float">
            <text:p>11.39373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80.545599" calcext:value-type="float">
            <text:p>80.545599</text:p>
          </table:table-cell>
          <table:table-cell table:style-name="Default" office:value-type="float" office:value="54.48965" calcext:value-type="float">
            <text:p>54.4896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294.27053" calcext:value-type="float">
            <text:p>294.27053</text:p>
          </table:table-cell>
          <table:table-cell table:style-name="Default" office:value-type="float" office:value="151.488364" calcext:value-type="float">
            <text:p>151.488364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140.910698" calcext:value-type="float">
            <text:p>1140.910698</text:p>
          </table:table-cell>
          <table:table-cell table:style-name="Default" office:value-type="float" office:value="589.358214" calcext:value-type="float">
            <text:p>589.35821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4926.224522" calcext:value-type="float">
            <text:p>4926.224522</text:p>
          </table:table-cell>
          <table:table-cell table:style-name="Default" office:value-type="float" office:value="3357.633635" calcext:value-type="float">
            <text:p>3357.633635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1.279831" calcext:value-type="float">
            <text:p>1.279831</text:p>
          </table:table-cell>
          <table:table-cell table:style-name="Default" office:value-type="float" office:value="1.010072" calcext:value-type="float">
            <text:p>1.010072</text:p>
          </table:table-cell>
          <table:table-cell table:style-name="Default"/>
          <table:table-cell table:number-columns-repeated="4"/>
          <table:table-cell table:style-name="Default" office:value-type="float" office:value="3.834924" calcext:value-type="float">
            <text:p>3.834924</text:p>
          </table:table-cell>
          <table:table-cell table:style-name="Default" office:value-type="float" office:value="3.21448" calcext:value-type="float">
            <text:p>3.2144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17.49628" calcext:value-type="float">
            <text:p>17.49628</text:p>
          </table:table-cell>
          <table:table-cell table:style-name="Default" office:value-type="float" office:value="11.859686" calcext:value-type="float">
            <text:p>11.85968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77.653739" calcext:value-type="float">
            <text:p>77.653739</text:p>
          </table:table-cell>
          <table:table-cell table:style-name="Default" office:value-type="float" office:value="54.495699" calcext:value-type="float">
            <text:p>54.495699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296.090908" calcext:value-type="float">
            <text:p>296.090908</text:p>
          </table:table-cell>
          <table:table-cell table:style-name="Default" office:value-type="float" office:value="151.398572" calcext:value-type="float">
            <text:p>151.39857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1163.532423" calcext:value-type="float">
            <text:p>1163.532423</text:p>
          </table:table-cell>
          <table:table-cell table:style-name="Default" office:value-type="float" office:value="592.164852" calcext:value-type="float">
            <text:p>592.16485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4942.802167" calcext:value-type="float">
            <text:p>4942.802167</text:p>
          </table:table-cell>
          <table:table-cell table:style-name="Default" office:value-type="float" office:value="3356.753899" calcext:value-type="float">
            <text:p>3356.753899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1.278071" calcext:value-type="float">
            <text:p>1.278071</text:p>
          </table:table-cell>
          <table:table-cell table:style-name="Default" office:value-type="float" office:value="1.03244" calcext:value-type="float">
            <text:p>1.03244</text:p>
          </table:table-cell>
          <table:table-cell table:number-columns-repeated="5"/>
          <table:table-cell table:style-name="Default" office:value-type="float" office:value="3.597996" calcext:value-type="float">
            <text:p>3.597996</text:p>
          </table:table-cell>
          <table:table-cell table:style-name="Default" office:value-type="float" office:value="3.224335" calcext:value-type="float">
            <text:p>3.224335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17.01641" calcext:value-type="float">
            <text:p>17.01641</text:p>
          </table:table-cell>
          <table:table-cell table:style-name="Default" office:value-type="float" office:value="11.540007" calcext:value-type="float">
            <text:p>11.540007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79.611492" calcext:value-type="float">
            <text:p>79.611492</text:p>
          </table:table-cell>
          <table:table-cell table:style-name="Default" office:value-type="float" office:value="54.477234" calcext:value-type="float">
            <text:p>54.477234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295.532093" calcext:value-type="float">
            <text:p>295.532093</text:p>
          </table:table-cell>
          <table:table-cell table:style-name="Default" office:value-type="float" office:value="152.379241" calcext:value-type="float">
            <text:p>152.379241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1151.145807" calcext:value-type="float">
            <text:p>1151.145807</text:p>
          </table:table-cell>
          <table:table-cell table:style-name="Default" office:value-type="float" office:value="589.72516" calcext:value-type="float">
            <text:p>589.72516</text:p>
          </table:table-cell>
          <table:table-cell table:number-columns-repeated="4"/>
          <table:table-cell table:style-name="Default"/>
          <table:table-cell table:style-name="Default" office:value-type="float" office:value="5064.487363" calcext:value-type="float">
            <text:p>5064.487363</text:p>
          </table:table-cell>
          <table:table-cell table:style-name="Default" office:value-type="float" office:value="3358.208904" calcext:value-type="float">
            <text:p>3358.208904</text:p>
          </table:table-cell>
          <table:table-cell table:number-columns-repeated="979"/>
        </table:table-row>
        <table:table-row table:style-name="ro1">
          <table:table-cell/>
          <table:table-cell table:style-name="Default" office:value-type="float" office:value="1.241751" calcext:value-type="float">
            <text:p>1.241751</text:p>
          </table:table-cell>
          <table:table-cell table:style-name="Default" office:value-type="float" office:value="1.0102" calcext:value-type="float">
            <text:p>1.0102</text:p>
          </table:table-cell>
          <table:table-cell table:number-columns-repeated="5"/>
          <table:table-cell table:style-name="Default" office:value-type="float" office:value="3.448749" calcext:value-type="float">
            <text:p>3.448749</text:p>
          </table:table-cell>
          <table:table-cell table:style-name="Default" office:value-type="float" office:value="3.219536" calcext:value-type="float">
            <text:p>3.219536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7.306264" calcext:value-type="float">
            <text:p>17.306264</text:p>
          </table:table-cell>
          <table:table-cell table:style-name="Default" office:value-type="float" office:value="11.68231" calcext:value-type="float">
            <text:p>11.6823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77.243981" calcext:value-type="float">
            <text:p>77.243981</text:p>
          </table:table-cell>
          <table:table-cell table:style-name="Default" office:value-type="float" office:value="54.588849" calcext:value-type="float">
            <text:p>54.58884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295.36387" calcext:value-type="float">
            <text:p>295.36387</text:p>
          </table:table-cell>
          <table:table-cell table:style-name="Default" office:value-type="float" office:value="151.762891" calcext:value-type="float">
            <text:p>151.762891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154.070497" calcext:value-type="float">
            <text:p>1154.070497</text:p>
          </table:table-cell>
          <table:table-cell table:style-name="Default" office:value-type="float" office:value="611.808878" calcext:value-type="float">
            <text:p>611.80887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5012.147571" calcext:value-type="float">
            <text:p>5012.147571</text:p>
          </table:table-cell>
          <table:table-cell table:style-name="Default" office:value-type="float" office:value="3356.928049" calcext:value-type="float">
            <text:p>3356.928049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1.230551" calcext:value-type="float">
            <text:p>1.230551</text:p>
          </table:table-cell>
          <table:table-cell table:style-name="Default" office:value-type="float" office:value="1.03244" calcext:value-type="float">
            <text:p>1.03244</text:p>
          </table:table-cell>
          <table:table-cell table:style-name="Default"/>
          <table:table-cell table:number-columns-repeated="4"/>
          <table:table-cell table:style-name="Default" office:value-type="float" office:value="3.537356" calcext:value-type="float">
            <text:p>3.537356</text:p>
          </table:table-cell>
          <table:table-cell table:style-name="Default" office:value-type="float" office:value="3.239568" calcext:value-type="float">
            <text:p>3.239568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7.521304" calcext:value-type="float">
            <text:p>17.521304</text:p>
          </table:table-cell>
          <table:table-cell table:style-name="Default" office:value-type="float" office:value="11.789158" calcext:value-type="float">
            <text:p>11.7891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79.384133" calcext:value-type="float">
            <text:p>79.384133</text:p>
          </table:table-cell>
          <table:table-cell table:style-name="Default" office:value-type="float" office:value="54.429043" calcext:value-type="float">
            <text:p>54.42904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294.583425" calcext:value-type="float">
            <text:p>294.583425</text:p>
          </table:table-cell>
          <table:table-cell table:style-name="Default" office:value-type="float" office:value="153.01063" calcext:value-type="float">
            <text:p>153.0106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1162.717642" calcext:value-type="float">
            <text:p>1162.717642</text:p>
          </table:table-cell>
          <table:table-cell table:style-name="Default" office:value-type="float" office:value="632.083939" calcext:value-type="float">
            <text:p>632.08393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4968.151612" calcext:value-type="float">
            <text:p>4968.151612</text:p>
          </table:table-cell>
          <table:table-cell table:style-name="Default" office:value-type="float" office:value="3357.192564" calcext:value-type="float">
            <text:p>3357.192564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1.277367" calcext:value-type="float">
            <text:p>1.277367</text:p>
          </table:table-cell>
          <table:table-cell table:style-name="Default" office:value-type="float" office:value="1.009464" calcext:value-type="float">
            <text:p>1.009464</text:p>
          </table:table-cell>
          <table:table-cell table:number-columns-repeated="5"/>
          <table:table-cell table:style-name="Default" office:value-type="float" office:value="3.409006" calcext:value-type="float">
            <text:p>3.409006</text:p>
          </table:table-cell>
          <table:table-cell table:style-name="Default" office:value-type="float" office:value="3.348303" calcext:value-type="float">
            <text:p>3.348303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17.429624" calcext:value-type="float">
            <text:p>17.429624</text:p>
          </table:table-cell>
          <table:table-cell table:style-name="Default" office:value-type="float" office:value="11.560775" calcext:value-type="float">
            <text:p>11.560775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77.782539" calcext:value-type="float">
            <text:p>77.782539</text:p>
          </table:table-cell>
          <table:table-cell table:style-name="Default" office:value-type="float" office:value="54.49701" calcext:value-type="float">
            <text:p>54.49701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294.641377" calcext:value-type="float">
            <text:p>294.641377</text:p>
          </table:table-cell>
          <table:table-cell table:style-name="Default" office:value-type="float" office:value="151.267949" calcext:value-type="float">
            <text:p>151.267949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1159.665675" calcext:value-type="float">
            <text:p>1159.665675</text:p>
          </table:table-cell>
          <table:table-cell table:style-name="Default" office:value-type="float" office:value="632.444547" calcext:value-type="float">
            <text:p>632.444547</text:p>
          </table:table-cell>
          <table:table-cell table:number-columns-repeated="4"/>
          <table:table-cell table:style-name="Default"/>
          <table:table-cell table:style-name="Default" office:value-type="float" office:value="5361.98826" calcext:value-type="float">
            <text:p>5361.98826</text:p>
          </table:table-cell>
          <table:table-cell table:style-name="Default" office:value-type="float" office:value="3356.853497" calcext:value-type="float">
            <text:p>3356.853497</text:p>
          </table:table-cell>
          <table:table-cell table:number-columns-repeated="979"/>
        </table:table-row>
        <table:table-row table:style-name="ro1">
          <table:table-cell/>
          <table:table-cell table:style-name="Default" office:value-type="float" office:value="1.207063" calcext:value-type="float">
            <text:p>1.207063</text:p>
          </table:table-cell>
          <table:table-cell table:style-name="Default" office:value-type="float" office:value="1.03164" calcext:value-type="float">
            <text:p>1.03164</text:p>
          </table:table-cell>
          <table:table-cell table:style-name="Default"/>
          <table:table-cell table:number-columns-repeated="4"/>
          <table:table-cell table:style-name="Default" office:value-type="float" office:value="3.721036" calcext:value-type="float">
            <text:p>3.721036</text:p>
          </table:table-cell>
          <table:table-cell table:style-name="Default" office:value-type="float" office:value="3.467086" calcext:value-type="float">
            <text:p>3.467086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7.313529" calcext:value-type="float">
            <text:p>17.313529</text:p>
          </table:table-cell>
          <table:table-cell table:style-name="Default" office:value-type="float" office:value="12.651332" calcext:value-type="float">
            <text:p>12.65133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78.679143" calcext:value-type="float">
            <text:p>78.679143</text:p>
          </table:table-cell>
          <table:table-cell table:style-name="Default" office:value-type="float" office:value="54.473043" calcext:value-type="float">
            <text:p>54.473043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293.776964" calcext:value-type="float">
            <text:p>293.776964</text:p>
          </table:table-cell>
          <table:table-cell table:style-name="Default" office:value-type="float" office:value="150.058609" calcext:value-type="float">
            <text:p>150.058609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142.347479" calcext:value-type="float">
            <text:p>1142.347479</text:p>
          </table:table-cell>
          <table:table-cell table:style-name="Default" office:value-type="float" office:value="574.792217" calcext:value-type="float">
            <text:p>574.792217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float" office:value="5129.09713" calcext:value-type="float">
            <text:p>5129.09713</text:p>
          </table:table-cell>
          <table:table-cell table:style-name="Default" office:value-type="float" office:value="3357.134556" calcext:value-type="float">
            <text:p>3357.134556</text:p>
          </table:table-cell>
          <table:table-cell/>
          <table:table-cell table:style-name="Default" table:number-columns-repeated="2"/>
          <table:table-cell table:number-columns-repeated="976"/>
        </table:table-row>
        <table:table-row table:style-name="ro1">
          <table:table-cell/>
          <table:table-cell table:style-name="Default" office:value-type="float" office:value="1.237783" calcext:value-type="float">
            <text:p>1.237783</text:p>
          </table:table-cell>
          <table:table-cell table:style-name="Default" office:value-type="float" office:value="1.022839" calcext:value-type="float">
            <text:p>1.022839</text:p>
          </table:table-cell>
          <table:table-cell table:style-name="Default"/>
          <table:table-cell table:number-columns-repeated="4"/>
          <table:table-cell table:style-name="Default" office:value-type="float" office:value="3.729676" calcext:value-type="float">
            <text:p>3.729676</text:p>
          </table:table-cell>
          <table:table-cell table:style-name="Default" office:value-type="float" office:value="3.212656" calcext:value-type="float">
            <text:p>3.21265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17.453848" calcext:value-type="float">
            <text:p>17.453848</text:p>
          </table:table-cell>
          <table:table-cell table:style-name="Default" office:value-type="float" office:value="11.328967" calcext:value-type="float">
            <text:p>11.32896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78.915782" calcext:value-type="float">
            <text:p>78.915782</text:p>
          </table:table-cell>
          <table:table-cell table:style-name="Default" office:value-type="float" office:value="54.362131" calcext:value-type="float">
            <text:p>54.36213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297.118583" calcext:value-type="float">
            <text:p>297.118583</text:p>
          </table:table-cell>
          <table:table-cell table:style-name="Default" office:value-type="float" office:value="150.538991" calcext:value-type="float">
            <text:p>150.53899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1149.257707" calcext:value-type="float">
            <text:p>1149.257707</text:p>
          </table:table-cell>
          <table:table-cell table:style-name="Default" office:value-type="float" office:value="566.587765" calcext:value-type="float">
            <text:p>566.58776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4876.799493" calcext:value-type="float">
            <text:p>4876.799493</text:p>
          </table:table-cell>
          <table:table-cell table:style-name="Default" office:value-type="float" office:value="3356.765697" calcext:value-type="float">
            <text:p>3356.765697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1.210328" calcext:value-type="float">
            <text:p>1.210328</text:p>
          </table:table-cell>
          <table:table-cell table:style-name="Default" office:value-type="float" office:value="1.032408" calcext:value-type="float">
            <text:p>1.032408</text:p>
          </table:table-cell>
          <table:table-cell table:style-name="Default"/>
          <table:table-cell table:number-columns-repeated="4"/>
          <table:table-cell table:style-name="Default" office:value-type="float" office:value="3.701003" calcext:value-type="float">
            <text:p>3.701003</text:p>
          </table:table-cell>
          <table:table-cell table:style-name="Default" office:value-type="float" office:value="3.239919" calcext:value-type="float">
            <text:p>3.239919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7.902326" calcext:value-type="float">
            <text:p>17.902326</text:p>
          </table:table-cell>
          <table:table-cell table:style-name="Default" office:value-type="float" office:value="11.365447" calcext:value-type="float">
            <text:p>11.365447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77.422348" calcext:value-type="float">
            <text:p>77.422348</text:p>
          </table:table-cell>
          <table:table-cell table:style-name="Default" office:value-type="float" office:value="54.370259" calcext:value-type="float">
            <text:p>54.370259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297.21052" calcext:value-type="float">
            <text:p>297.21052</text:p>
          </table:table-cell>
          <table:table-cell table:style-name="Default" office:value-type="float" office:value="149.798611" calcext:value-type="float">
            <text:p>149.798611</text:p>
          </table:table-cell>
          <table:table-cell table:number-columns-repeated="2"/>
          <table:table-cell table:style-name="Default" table:number-columns-repeated="3"/>
          <table:table-cell table:style-name="Default" office:value-type="float" office:value="1155.12948" calcext:value-type="float">
            <text:p>1155.12948</text:p>
          </table:table-cell>
          <table:table-cell table:style-name="Default" office:value-type="float" office:value="563.846602" calcext:value-type="float">
            <text:p>563.84660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5107.306247" calcext:value-type="float">
            <text:p>5107.306247</text:p>
          </table:table-cell>
          <table:table-cell table:style-name="Default" office:value-type="float" office:value="3357.335617" calcext:value-type="float">
            <text:p>3357.335617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1.230616" calcext:value-type="float">
            <text:p>1.230616</text:p>
          </table:table-cell>
          <table:table-cell table:style-name="Default" office:value-type="float" office:value="1.01292" calcext:value-type="float">
            <text:p>1.01292</text:p>
          </table:table-cell>
          <table:table-cell table:style-name="Default"/>
          <table:table-cell table:number-columns-repeated="4"/>
          <table:table-cell table:style-name="Default" office:value-type="float" office:value="3.449709" calcext:value-type="float">
            <text:p>3.449709</text:p>
          </table:table-cell>
          <table:table-cell table:style-name="Default" office:value-type="float" office:value="3.219472" calcext:value-type="float">
            <text:p>3.219472</text:p>
          </table:table-cell>
          <table:table-cell/>
          <table:table-cell table:style-name="Default" table:number-columns-repeated="4"/>
          <table:table-cell table:style-name="Default" office:value-type="float" office:value="17.485048" calcext:value-type="float">
            <text:p>17.485048</text:p>
          </table:table-cell>
          <table:table-cell table:style-name="Default" office:value-type="float" office:value="11.621671" calcext:value-type="float">
            <text:p>11.621671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79.199685" calcext:value-type="float">
            <text:p>79.199685</text:p>
          </table:table-cell>
          <table:table-cell table:style-name="Default" office:value-type="float" office:value="54.41605" calcext:value-type="float">
            <text:p>54.41605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294.811361" calcext:value-type="float">
            <text:p>294.811361</text:p>
          </table:table-cell>
          <table:table-cell table:style-name="Default" office:value-type="float" office:value="152.205321" calcext:value-type="float">
            <text:p>152.205321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1150.423126" calcext:value-type="float">
            <text:p>1150.423126</text:p>
          </table:table-cell>
          <table:table-cell table:style-name="Default" office:value-type="float" office:value="573.118059" calcext:value-type="float">
            <text:p>573.118059</text:p>
          </table:table-cell>
          <table:table-cell table:number-columns-repeated="5"/>
          <table:table-cell table:style-name="Default" office:value-type="float" office:value="5012.633963" calcext:value-type="float">
            <text:p>5012.633963</text:p>
          </table:table-cell>
          <table:table-cell table:style-name="Default" office:value-type="float" office:value="3357.62858" calcext:value-type="float">
            <text:p>3357.62858</text:p>
          </table:table-cell>
          <table:table-cell table:number-columns-repeated="979"/>
        </table:table-row>
        <table:table-row table:style-name="ro1">
          <table:table-cell/>
          <table:table-cell table:style-name="Default" office:value-type="float" office:value="1.332471" calcext:value-type="float">
            <text:p>1.332471</text:p>
          </table:table-cell>
          <table:table-cell table:style-name="Default" office:value-type="float" office:value="1.018072" calcext:value-type="float">
            <text:p>1.018072</text:p>
          </table:table-cell>
          <table:table-cell table:number-columns-repeated="5"/>
          <table:table-cell table:style-name="Default" office:value-type="float" office:value="3.381037" calcext:value-type="float">
            <text:p>3.381037</text:p>
          </table:table-cell>
          <table:table-cell table:style-name="Default" office:value-type="float" office:value="3.245807" calcext:value-type="float">
            <text:p>3.245807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17.49644" calcext:value-type="float">
            <text:p>17.49644</text:p>
          </table:table-cell>
          <table:table-cell table:style-name="Default" office:value-type="float" office:value="11.843974" calcext:value-type="float">
            <text:p>11.843974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78.083402" calcext:value-type="float">
            <text:p>78.083402</text:p>
          </table:table-cell>
          <table:table-cell table:style-name="Default" office:value-type="float" office:value="55.425294" calcext:value-type="float">
            <text:p>55.425294</text:p>
          </table:table-cell>
          <table:table-cell table:number-columns-repeated="5"/>
          <table:table-cell table:style-name="Default" office:value-type="float" office:value="295.123423" calcext:value-type="float">
            <text:p>295.123423</text:p>
          </table:table-cell>
          <table:table-cell table:style-name="Default" office:value-type="float" office:value="153.354245" calcext:value-type="float">
            <text:p>153.354245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1142.898295" calcext:value-type="float">
            <text:p>1142.898295</text:p>
          </table:table-cell>
          <table:table-cell table:style-name="Default" office:value-type="float" office:value="592.360743" calcext:value-type="float">
            <text:p>592.360743</text:p>
          </table:table-cell>
          <table:table-cell table:number-columns-repeated="5"/>
          <table:table-cell table:style-name="Default" office:value-type="float" office:value="5060.437513" calcext:value-type="float">
            <text:p>5060.437513</text:p>
          </table:table-cell>
          <table:table-cell table:style-name="Default" office:value-type="float" office:value="3357.790599" calcext:value-type="float">
            <text:p>3357.790599</text:p>
          </table:table-cell>
          <table:table-cell table:number-columns-repeated="979"/>
        </table:table-row>
        <table:table-row table:style-name="ro1">
          <table:table-cell/>
          <table:table-cell table:style-name="Default" office:value-type="float" office:value="1.305238" calcext:value-type="float">
            <text:p>1.305238</text:p>
          </table:table-cell>
          <table:table-cell table:style-name="Default" office:value-type="float" office:value="1.075224" calcext:value-type="float">
            <text:p>1.075224</text:p>
          </table:table-cell>
          <table:table-cell table:number-columns-repeated="5"/>
          <table:table-cell table:style-name="Default" office:value-type="float" office:value="3.543148" calcext:value-type="float">
            <text:p>3.543148</text:p>
          </table:table-cell>
          <table:table-cell table:style-name="Default" office:value-type="float" office:value="3.494478" calcext:value-type="float">
            <text:p>3.49447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17.366776" calcext:value-type="float">
            <text:p>17.366776</text:p>
          </table:table-cell>
          <table:table-cell table:style-name="Default" office:value-type="float" office:value="11.845286" calcext:value-type="float">
            <text:p>11.84528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78.811174" calcext:value-type="float">
            <text:p>78.811174</text:p>
          </table:table-cell>
          <table:table-cell table:style-name="Default" office:value-type="float" office:value="54.743025" calcext:value-type="float">
            <text:p>54.74302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294.847424" calcext:value-type="float">
            <text:p>294.847424</text:p>
          </table:table-cell>
          <table:table-cell table:style-name="Default" office:value-type="float" office:value="150.94955" calcext:value-type="float">
            <text:p>150.9495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float" office:value="1145.292655" calcext:value-type="float">
            <text:p>1145.292655</text:p>
          </table:table-cell>
          <table:table-cell table:style-name="Default" office:value-type="float" office:value="575.637822" calcext:value-type="float">
            <text:p>575.63782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4984.625585" calcext:value-type="float">
            <text:p>4984.625585</text:p>
          </table:table-cell>
          <table:table-cell table:style-name="Default" office:value-type="float" office:value="3357.451916" calcext:value-type="float">
            <text:p>3357.451916</text:p>
          </table:table-cell>
          <table:table-cell table:number-columns-repeated="2"/>
          <table:table-cell table:style-name="Default"/>
          <table:table-cell table:number-columns-repeated="976"/>
        </table:table-row>
        <table:table-row table:style-name="ro1">
          <table:table-cell/>
          <table:table-cell table:style-name="Default" office:value-type="float" office:value="1.188823" calcext:value-type="float">
            <text:p>1.188823</text:p>
          </table:table-cell>
          <table:table-cell table:style-name="Default" office:value-type="float" office:value="1.033848" calcext:value-type="float">
            <text:p>1.033848</text:p>
          </table:table-cell>
          <table:table-cell table:number-columns-repeated="5"/>
          <table:table-cell table:style-name="Default"/>
          <table:table-cell table:style-name="Default" office:value-type="float" office:value="3.277872" calcext:value-type="float">
            <text:p>3.277872</text:p>
          </table:table-cell>
          <table:table-cell table:number-columns-repeated="4"/>
          <table:table-cell table:style-name="Default"/>
          <table:table-cell table:style-name="Default" office:value-type="float" office:value="17.387128" calcext:value-type="float">
            <text:p>17.387128</text:p>
          </table:table-cell>
          <table:table-cell table:style-name="Default" office:value-type="float" office:value="11.634534" calcext:value-type="float">
            <text:p>11.634534</text:p>
          </table:table-cell>
          <table:table-cell table:number-columns-repeated="5"/>
          <table:table-cell table:style-name="Default" office:value-type="float" office:value="77.3891" calcext:value-type="float">
            <text:p>77.3891</text:p>
          </table:table-cell>
          <table:table-cell table:style-name="Default" office:value-type="float" office:value="54.534002" calcext:value-type="float">
            <text:p>54.534002</text:p>
          </table:table-cell>
          <table:table-cell table:number-columns-repeated="5"/>
          <table:table-cell table:style-name="Default" office:value-type="float" office:value="293.377798" calcext:value-type="float">
            <text:p>293.377798</text:p>
          </table:table-cell>
          <table:table-cell table:style-name="Default" office:value-type="float" office:value="152.82196" calcext:value-type="float">
            <text:p>152.82196</text:p>
          </table:table-cell>
          <table:table-cell table:number-columns-repeated="4"/>
          <table:table-cell table:style-name="Default"/>
          <table:table-cell table:style-name="Default" office:value-type="float" office:value="1144.921497" calcext:value-type="float">
            <text:p>1144.921497</text:p>
          </table:table-cell>
          <table:table-cell table:style-name="Default" office:value-type="float" office:value="612.568669" calcext:value-type="float">
            <text:p>612.568669</text:p>
          </table:table-cell>
          <table:table-cell table:number-columns-repeated="4"/>
          <table:table-cell table:style-name="Default"/>
          <table:table-cell table:style-name="Default" office:value-type="float" office:value="4933.329819" calcext:value-type="float">
            <text:p>4933.329819</text:p>
          </table:table-cell>
          <table:table-cell table:style-name="Default" office:value-type="float" office:value="3357.656271" calcext:value-type="float">
            <text:p>3357.656271</text:p>
          </table:table-cell>
          <table:table-cell table:number-columns-repeated="979"/>
        </table:table-row>
        <table:table-row table:style-name="ro1">
          <table:table-cell table:number-columns-repeated="8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3"/>
          <table:table-cell table:number-columns-repeated="975"/>
        </table:table-row>
        <table:table-row table:style-name="ro1">
          <table:table-cell table:style-name="ce2" office:value-type="string" calcext:value-type="string">
            <text:p>Mean (ms)</text:p>
          </table:table-cell>
          <table:table-cell table:style-name="ce2" table:formula="of:=AVERAGE([.B4:.B23])" office:value-type="float" office:value="1.2689157" calcext:value-type="float">
            <text:p>1.2689157</text:p>
          </table:table-cell>
          <table:table-cell table:style-name="ce2" table:formula="of:=AVERAGE([.C4:.C23])" office:value-type="float" office:value="1.0364702" calcext:value-type="float">
            <text:p>1.0364702</text:p>
          </table:table-cell>
          <table:table-cell table:style-name="ce2" table:formula="of:=AVERAGE([.D4:.D23])" office:value-type="string" office:string-value="" calcext:value-type="error">
            <text:p>#DIV/0!</text:p>
          </table:table-cell>
          <table:table-cell table:style-name="ce2" table:formula="of:=AVERAGE([.E4:.E23])" office:value-type="string" office:string-value="" calcext:value-type="error">
            <text:p>#DIV/0!</text:p>
          </table:table-cell>
          <table:table-cell table:style-name="ce2" table:formula="of:=AVERAGE([.F4:.F23])" office:value-type="string" office:string-value="" calcext:value-type="error">
            <text:p>#DIV/0!</text:p>
          </table:table-cell>
          <table:table-cell table:style-name="ce2" table:formula="of:=AVERAGE([.G4:.G23])" office:value-type="string" office:string-value="" calcext:value-type="error">
            <text:p>#DIV/0!</text:p>
          </table:table-cell>
          <table:table-cell/>
          <table:table-cell table:style-name="ce2" table:formula="of:=AVERAGE([.I4:.I23])" office:value-type="float" office:value="3.55868194736842" calcext:value-type="float">
            <text:p>3.5586819474</text:p>
          </table:table-cell>
          <table:table-cell table:style-name="ce2" table:formula="of:=AVERAGE([.J4:.J23])" office:value-type="float" office:value="3.2773305" calcext:value-type="float">
            <text:p>3.2773305</text:p>
          </table:table-cell>
          <table:table-cell table:style-name="ce2" table:formula="of:=AVERAGE([.K4:.K23])" office:value-type="string" office:string-value="" calcext:value-type="error">
            <text:p>#DIV/0!</text:p>
          </table:table-cell>
          <table:table-cell table:style-name="ce2" table:formula="of:=AVERAGE([.L4:.L23])" office:value-type="string" office:string-value="" calcext:value-type="error">
            <text:p>#DIV/0!</text:p>
          </table:table-cell>
          <table:table-cell table:style-name="ce2" table:formula="of:=AVERAGE([.M4:.M23])" office:value-type="string" office:string-value="" calcext:value-type="error">
            <text:p>#DIV/0!</text:p>
          </table:table-cell>
          <table:table-cell table:style-name="ce2" table:formula="of:=AVERAGE([.N4:.N23])" office:value-type="string" office:string-value="" calcext:value-type="error">
            <text:p>#DIV/0!</text:p>
          </table:table-cell>
          <table:table-cell/>
          <table:table-cell table:style-name="ce2" table:formula="of:=AVERAGE([.P4:.P23])" office:value-type="float" office:value="17.392221" calcext:value-type="float">
            <text:p>17.392221</text:p>
          </table:table-cell>
          <table:table-cell table:style-name="ce2" table:formula="of:=AVERAGE([.Q4:.Q23])" office:value-type="float" office:value="11.64236005" calcext:value-type="float">
            <text:p>11.64236005</text:p>
          </table:table-cell>
          <table:table-cell table:style-name="ce2" table:formula="of:=AVERAGE([.R4:.R23])" office:value-type="string" office:string-value="" calcext:value-type="error">
            <text:p>#DIV/0!</text:p>
          </table:table-cell>
          <table:table-cell table:style-name="ce2" table:formula="of:=AVERAGE([.S4:.S23])" office:value-type="string" office:string-value="" calcext:value-type="error">
            <text:p>#DIV/0!</text:p>
          </table:table-cell>
          <table:table-cell table:style-name="ce2" table:formula="of:=AVERAGE([.T4:.T23])" office:value-type="string" office:string-value="" calcext:value-type="error">
            <text:p>#DIV/0!</text:p>
          </table:table-cell>
          <table:table-cell table:style-name="ce2" table:formula="of:=AVERAGE([.U4:.U23])" office:value-type="string" office:string-value="" calcext:value-type="error">
            <text:p>#DIV/0!</text:p>
          </table:table-cell>
          <table:table-cell/>
          <table:table-cell table:style-name="ce2" table:formula="of:=AVERAGE([.W4:.W23])" office:value-type="float" office:value="78.45107365" calcext:value-type="float">
            <text:p>78.45107365</text:p>
          </table:table-cell>
          <table:table-cell table:style-name="ce2" table:formula="of:=AVERAGE([.X4:.X23])" office:value-type="float" office:value="55.71232225" calcext:value-type="float">
            <text:p>55.71232225</text:p>
          </table:table-cell>
          <table:table-cell table:style-name="ce2" table:formula="of:=AVERAGE([.Y4:.Y23])" office:value-type="string" office:string-value="" calcext:value-type="error">
            <text:p>#DIV/0!</text:p>
          </table:table-cell>
          <table:table-cell table:style-name="ce2" table:formula="of:=AVERAGE([.Z4:.Z23])" office:value-type="string" office:string-value="" calcext:value-type="error">
            <text:p>#DIV/0!</text:p>
          </table:table-cell>
          <table:table-cell table:style-name="ce2" table:formula="of:=AVERAGE([.AA4:.AA23])" office:value-type="string" office:string-value="" calcext:value-type="error">
            <text:p>#DIV/0!</text:p>
          </table:table-cell>
          <table:table-cell table:style-name="ce2" table:formula="of:=AVERAGE([.AB4:.AB23])" office:value-type="string" office:string-value="" calcext:value-type="error">
            <text:p>#DIV/0!</text:p>
          </table:table-cell>
          <table:table-cell/>
          <table:table-cell table:style-name="ce2" table:formula="of:=AVERAGE([.AD4:.AD23])" office:value-type="float" office:value="295.1975907" calcext:value-type="float">
            <text:p>295.1975907</text:p>
          </table:table-cell>
          <table:table-cell table:style-name="ce2" table:formula="of:=AVERAGE([.AE4:.AE23])" office:value-type="float" office:value="151.5891237" calcext:value-type="float">
            <text:p>151.5891237</text:p>
          </table:table-cell>
          <table:table-cell table:style-name="ce2" table:formula="of:=AVERAGE([.AF4:.AF23])" office:value-type="string" office:string-value="" calcext:value-type="error">
            <text:p>#DIV/0!</text:p>
          </table:table-cell>
          <table:table-cell table:style-name="ce2" table:formula="of:=AVERAGE([.AG4:.AG23])" office:value-type="string" office:string-value="" calcext:value-type="error">
            <text:p>#DIV/0!</text:p>
          </table:table-cell>
          <table:table-cell table:style-name="ce2" table:formula="of:=AVERAGE([.AH4:.AH23])" office:value-type="string" office:string-value="" calcext:value-type="error">
            <text:p>#DIV/0!</text:p>
          </table:table-cell>
          <table:table-cell table:style-name="ce2" table:formula="of:=AVERAGE([.AI4:.AI23])" office:value-type="string" office:string-value="" calcext:value-type="error">
            <text:p>#DIV/0!</text:p>
          </table:table-cell>
          <table:table-cell/>
          <table:table-cell table:style-name="ce2" table:formula="of:=AVERAGE([.AK4:.AK23])" office:value-type="float" office:value="1149.7939735" calcext:value-type="float">
            <text:p>1149.7939735</text:p>
          </table:table-cell>
          <table:table-cell table:style-name="ce2" table:formula="of:=AVERAGE([.AL4:.AL23])" office:value-type="float" office:value="589.8902734" calcext:value-type="float">
            <text:p>589.8902734</text:p>
          </table:table-cell>
          <table:table-cell table:style-name="ce2" table:formula="of:=AVERAGE([.AM4:.AM23])" office:value-type="string" office:string-value="" calcext:value-type="error">
            <text:p>#DIV/0!</text:p>
          </table:table-cell>
          <table:table-cell table:style-name="ce2" table:formula="of:=AVERAGE([.AN4:.AN23])" office:value-type="string" office:string-value="" calcext:value-type="error">
            <text:p>#DIV/0!</text:p>
          </table:table-cell>
          <table:table-cell table:style-name="ce2" table:formula="of:=AVERAGE([.AO4:.AO23])" office:value-type="string" office:string-value="" calcext:value-type="error">
            <text:p>#DIV/0!</text:p>
          </table:table-cell>
          <table:table-cell table:style-name="ce2" table:formula="of:=AVERAGE([.AP4:.AP23])" office:value-type="string" office:string-value="" calcext:value-type="error">
            <text:p>#DIV/0!</text:p>
          </table:table-cell>
          <table:table-cell/>
          <table:table-cell table:style-name="ce2" table:formula="of:=AVERAGE([.AR4:.AR23])" office:value-type="float" office:value="5052.6403172" calcext:value-type="float">
            <text:p>5052.6403172</text:p>
          </table:table-cell>
          <table:table-cell table:style-name="ce2" table:formula="of:=AVERAGE([.AS4:.AS23])" office:value-type="float" office:value="3357.28007755" calcext:value-type="float">
            <text:p>3357.28007755</text:p>
          </table:table-cell>
          <table:table-cell table:style-name="ce2" table:formula="of:=AVERAGE([.AT4:.AT23])" office:value-type="string" office:string-value="" calcext:value-type="error">
            <text:p>#DIV/0!</text:p>
          </table:table-cell>
          <table:table-cell table:style-name="ce2" table:formula="of:=AVERAGE([.AU4:.AU23])" office:value-type="string" office:string-value="" calcext:value-type="error">
            <text:p>#DIV/0!</text:p>
          </table:table-cell>
          <table:table-cell table:style-name="ce2" table:formula="of:=AVERAGE([.AV4:.AV23])" office:value-type="string" office:string-value="" calcext:value-type="error">
            <text:p>#DIV/0!</text:p>
          </table:table-cell>
          <table:table-cell table:style-name="ce2" table:formula="of:=AVERAGE([.AW4:.AW23])" office:value-type="string" office:string-value="" calcext:value-type="error">
            <text:p>#DIV/0!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STD</text:p>
          </table:table-cell>
          <table:table-cell table:style-name="ce2" table:formula="of:=STDEV([.B4:.B23])" office:value-type="float" office:value="0.0670060910020794" calcext:value-type="float">
            <text:p>0.067006091</text:p>
          </table:table-cell>
          <table:table-cell table:style-name="ce2" table:formula="of:=STDEV([.C4:.C23])" office:value-type="float" office:value="0.0257038244002717" calcext:value-type="float">
            <text:p>0.0257038244</text:p>
          </table:table-cell>
          <table:table-cell table:style-name="ce2" table:formula="of:=STDEV([.D4:.D23])" office:value-type="string" office:string-value="" calcext:value-type="error">
            <text:p>#DIV/0!</text:p>
          </table:table-cell>
          <table:table-cell table:style-name="ce2" table:formula="of:=STDEV([.E4:.E23])" office:value-type="string" office:string-value="" calcext:value-type="error">
            <text:p>#DIV/0!</text:p>
          </table:table-cell>
          <table:table-cell table:style-name="ce2" table:formula="of:=STDEV([.F4:.F23])" office:value-type="string" office:string-value="" calcext:value-type="error">
            <text:p>#DIV/0!</text:p>
          </table:table-cell>
          <table:table-cell table:style-name="ce2" table:formula="of:=STDEV([.G4:.G23])" office:value-type="string" office:string-value="" calcext:value-type="error">
            <text:p>#DIV/0!</text:p>
          </table:table-cell>
          <table:table-cell/>
          <table:table-cell table:style-name="ce2" table:formula="of:=STDEV([.I4:.I23])" office:value-type="float" office:value="0.136084224017691" calcext:value-type="float">
            <text:p>0.136084224</text:p>
          </table:table-cell>
          <table:table-cell table:style-name="ce2" table:formula="of:=STDEV([.J4:.J23])" office:value-type="float" office:value="0.0966562919756064" calcext:value-type="float">
            <text:p>0.096656292</text:p>
          </table:table-cell>
          <table:table-cell table:style-name="ce2" table:formula="of:=STDEV([.K4:.K23])" office:value-type="string" office:string-value="" calcext:value-type="error">
            <text:p>#DIV/0!</text:p>
          </table:table-cell>
          <table:table-cell table:style-name="ce2" table:formula="of:=STDEV([.L4:.L23])" office:value-type="string" office:string-value="" calcext:value-type="error">
            <text:p>#DIV/0!</text:p>
          </table:table-cell>
          <table:table-cell table:style-name="ce2" table:formula="of:=STDEV([.M4:.M23])" office:value-type="string" office:string-value="" calcext:value-type="error">
            <text:p>#DIV/0!</text:p>
          </table:table-cell>
          <table:table-cell table:style-name="ce2" table:formula="of:=STDEV([.N4:.N23])" office:value-type="string" office:string-value="" calcext:value-type="error">
            <text:p>#DIV/0!</text:p>
          </table:table-cell>
          <table:table-cell/>
          <table:table-cell table:style-name="ce2" table:formula="of:=STDEV([.P4:.P23])" office:value-type="float" office:value="0.212970582713843" calcext:value-type="float">
            <text:p>0.2129705827</text:p>
          </table:table-cell>
          <table:table-cell table:style-name="ce2" table:formula="of:=STDEV([.Q4:.Q23])" office:value-type="float" office:value="0.292419895945877" calcext:value-type="float">
            <text:p>0.2924198959</text:p>
          </table:table-cell>
          <table:table-cell table:style-name="ce2" table:formula="of:=STDEV([.R4:.R23])" office:value-type="string" office:string-value="" calcext:value-type="error">
            <text:p>#DIV/0!</text:p>
          </table:table-cell>
          <table:table-cell table:style-name="ce2" table:formula="of:=STDEV([.S4:.S23])" office:value-type="string" office:string-value="" calcext:value-type="error">
            <text:p>#DIV/0!</text:p>
          </table:table-cell>
          <table:table-cell table:style-name="ce2" table:formula="of:=STDEV([.T4:.T23])" office:value-type="string" office:string-value="" calcext:value-type="error">
            <text:p>#DIV/0!</text:p>
          </table:table-cell>
          <table:table-cell table:style-name="ce2" table:formula="of:=STDEV([.U4:.U23])" office:value-type="string" office:string-value="" calcext:value-type="error">
            <text:p>#DIV/0!</text:p>
          </table:table-cell>
          <table:table-cell/>
          <table:table-cell table:style-name="ce2" table:formula="of:=STDEV([.W4:.W23])" office:value-type="float" office:value="0.939593043387361" calcext:value-type="float">
            <text:p>0.9395930434</text:p>
          </table:table-cell>
          <table:table-cell table:style-name="ce2" table:formula="of:=STDEV([.X4:.X23])" office:value-type="float" office:value="1.8482818305883" calcext:value-type="float">
            <text:p>1.8482818306</text:p>
          </table:table-cell>
          <table:table-cell table:style-name="ce2" table:formula="of:=STDEV([.Y4:.Y23])" office:value-type="string" office:string-value="" calcext:value-type="error">
            <text:p>#DIV/0!</text:p>
          </table:table-cell>
          <table:table-cell table:style-name="ce2" table:formula="of:=STDEV([.Z4:.Z23])" office:value-type="string" office:string-value="" calcext:value-type="error">
            <text:p>#DIV/0!</text:p>
          </table:table-cell>
          <table:table-cell table:style-name="ce2" table:formula="of:=STDEV([.AA4:.AA23])" office:value-type="string" office:string-value="" calcext:value-type="error">
            <text:p>#DIV/0!</text:p>
          </table:table-cell>
          <table:table-cell table:style-name="ce2" table:formula="of:=STDEV([.AB4:.AB23])" office:value-type="string" office:string-value="" calcext:value-type="error">
            <text:p>#DIV/0!</text:p>
          </table:table-cell>
          <table:table-cell/>
          <table:table-cell table:style-name="ce2" table:formula="of:=STDEV([.AD4:.AD23])" office:value-type="float" office:value="1.25310332771077" calcext:value-type="float">
            <text:p>1.2531033277</text:p>
          </table:table-cell>
          <table:table-cell table:style-name="ce2" table:formula="of:=STDEV([.AE4:.AE23])" office:value-type="float" office:value="0.906238807265623" calcext:value-type="float">
            <text:p>0.9062388073</text:p>
          </table:table-cell>
          <table:table-cell table:style-name="ce2" table:formula="of:=STDEV([.AF4:.AF23])" office:value-type="string" office:string-value="" calcext:value-type="error">
            <text:p>#DIV/0!</text:p>
          </table:table-cell>
          <table:table-cell table:style-name="ce2" table:formula="of:=STDEV([.AG4:.AG23])" office:value-type="string" office:string-value="" calcext:value-type="error">
            <text:p>#DIV/0!</text:p>
          </table:table-cell>
          <table:table-cell table:style-name="ce2" table:formula="of:=STDEV([.AH4:.AH23])" office:value-type="string" office:string-value="" calcext:value-type="error">
            <text:p>#DIV/0!</text:p>
          </table:table-cell>
          <table:table-cell table:style-name="ce2" table:formula="of:=STDEV([.AI4:.AI23])" office:value-type="string" office:string-value="" calcext:value-type="error">
            <text:p>#DIV/0!</text:p>
          </table:table-cell>
          <table:table-cell/>
          <table:table-cell table:style-name="ce2" table:formula="of:=STDEV([.AK4:.AK23])" office:value-type="float" office:value="6.65099190016027" calcext:value-type="float">
            <text:p>6.6509919002</text:p>
          </table:table-cell>
          <table:table-cell table:style-name="ce2" table:formula="of:=STDEV([.AL4:.AL23])" office:value-type="float" office:value="27.7209862739611" calcext:value-type="float">
            <text:p>27.720986274</text:p>
          </table:table-cell>
          <table:table-cell table:style-name="ce2" table:formula="of:=STDEV([.AM4:.AM23])" office:value-type="string" office:string-value="" calcext:value-type="error">
            <text:p>#DIV/0!</text:p>
          </table:table-cell>
          <table:table-cell table:style-name="ce2" table:formula="of:=STDEV([.AN4:.AN23])" office:value-type="string" office:string-value="" calcext:value-type="error">
            <text:p>#DIV/0!</text:p>
          </table:table-cell>
          <table:table-cell table:style-name="ce2" table:formula="of:=STDEV([.AO4:.AO23])" office:value-type="string" office:string-value="" calcext:value-type="error">
            <text:p>#DIV/0!</text:p>
          </table:table-cell>
          <table:table-cell table:style-name="ce2" table:formula="of:=STDEV([.AP4:.AP23])" office:value-type="string" office:string-value="" calcext:value-type="error">
            <text:p>#DIV/0!</text:p>
          </table:table-cell>
          <table:table-cell/>
          <table:table-cell table:style-name="ce2" table:formula="of:=STDEV([.AR4:.AR23])" office:value-type="float" office:value="158.344703574777" calcext:value-type="float">
            <text:p>158.3447035748</text:p>
          </table:table-cell>
          <table:table-cell table:style-name="ce2" table:formula="of:=STDEV([.AS4:.AS23])" office:value-type="float" office:value="0.521687893026242" calcext:value-type="float">
            <text:p>0.521687893</text:p>
          </table:table-cell>
          <table:table-cell table:style-name="ce2" table:formula="of:=STDEV([.AT4:.AT23])" office:value-type="string" office:string-value="" calcext:value-type="error">
            <text:p>#DIV/0!</text:p>
          </table:table-cell>
          <table:table-cell table:style-name="ce2" table:formula="of:=STDEV([.AU4:.AU23])" office:value-type="string" office:string-value="" calcext:value-type="error">
            <text:p>#DIV/0!</text:p>
          </table:table-cell>
          <table:table-cell table:style-name="ce2" table:formula="of:=STDEV([.AV4:.AV23])" office:value-type="string" office:string-value="" calcext:value-type="error">
            <text:p>#DIV/0!</text:p>
          </table:table-cell>
          <table:table-cell table:style-name="ce2" table:formula="of:=STDEV([.AW4:.AW23])" office:value-type="string" office:string-value="" calcext:value-type="error">
            <text:p>#DIV/0!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STD(%)</text:p>
          </table:table-cell>
          <table:table-cell table:style-name="ce2" table:formula="of:=([.B26]/[.B25])*100" office:value-type="float" office:value="5.28057860755284" calcext:value-type="float">
            <text:p>5.2805786076</text:p>
          </table:table-cell>
          <table:table-cell table:style-name="ce2" table:formula="of:=([.C26]/[.C25])*100" office:value-type="float" office:value="2.47993858388516" calcext:value-type="float">
            <text:p>2.4799385839</text:p>
          </table:table-cell>
          <table:table-cell table:style-name="ce2" table:formula="of:=([.D26]/[.D25])*100" office:value-type="string" office:string-value="" calcext:value-type="error">
            <text:p>#DIV/0!</text:p>
          </table:table-cell>
          <table:table-cell table:style-name="ce2" table:formula="of:=([.E26]/[.E25])*100" office:value-type="string" office:string-value="" calcext:value-type="error">
            <text:p>#DIV/0!</text:p>
          </table:table-cell>
          <table:table-cell table:style-name="ce2" table:formula="of:=([.F26]/[.F25])*100" office:value-type="string" office:string-value="" calcext:value-type="error">
            <text:p>#DIV/0!</text:p>
          </table:table-cell>
          <table:table-cell table:style-name="ce2" table:formula="of:=([.G26]/[.G25])*100" office:value-type="string" office:string-value="" calcext:value-type="error">
            <text:p>#DIV/0!</text:p>
          </table:table-cell>
          <table:table-cell/>
          <table:table-cell table:style-name="ce2" table:formula="of:=([.I26]/[.I25])*100" office:value-type="float" office:value="3.82400636051004" calcext:value-type="float">
            <text:p>3.8240063605</text:p>
          </table:table-cell>
          <table:table-cell table:style-name="ce2" table:formula="of:=([.J26]/[.J25])*100" office:value-type="float" office:value="2.94923847245819" calcext:value-type="float">
            <text:p>2.9492384725</text:p>
          </table:table-cell>
          <table:table-cell table:style-name="ce2" table:formula="of:=([.K26]/[.K25])*100" office:value-type="string" office:string-value="" calcext:value-type="error">
            <text:p>#DIV/0!</text:p>
          </table:table-cell>
          <table:table-cell table:style-name="ce2" table:formula="of:=([.L26]/[.L25])*100" office:value-type="string" office:string-value="" calcext:value-type="error">
            <text:p>#DIV/0!</text:p>
          </table:table-cell>
          <table:table-cell table:style-name="ce2" table:formula="of:=([.M26]/[.M25])*100" office:value-type="string" office:string-value="" calcext:value-type="error">
            <text:p>#DIV/0!</text:p>
          </table:table-cell>
          <table:table-cell table:style-name="ce2" table:formula="of:=([.N26]/[.N25])*100" office:value-type="string" office:string-value="" calcext:value-type="error">
            <text:p>#DIV/0!</text:p>
          </table:table-cell>
          <table:table-cell/>
          <table:table-cell table:style-name="ce2" table:formula="of:=([.P26]/[.P25])*100" office:value-type="float" office:value="1.22451630941122" calcext:value-type="float">
            <text:p>1.2245163094</text:p>
          </table:table-cell>
          <table:table-cell table:style-name="ce2" table:formula="of:=([.Q26]/[.Q25])*100" office:value-type="float" office:value="2.51168916516954" calcext:value-type="float">
            <text:p>2.5116891652</text:p>
          </table:table-cell>
          <table:table-cell table:style-name="ce2" table:formula="of:=([.R26]/[.R25])*100" office:value-type="string" office:string-value="" calcext:value-type="error">
            <text:p>#DIV/0!</text:p>
          </table:table-cell>
          <table:table-cell table:style-name="ce2" table:formula="of:=([.S26]/[.S25])*100" office:value-type="string" office:string-value="" calcext:value-type="error">
            <text:p>#DIV/0!</text:p>
          </table:table-cell>
          <table:table-cell table:style-name="ce2" table:formula="of:=([.T26]/[.T25])*100" office:value-type="string" office:string-value="" calcext:value-type="error">
            <text:p>#DIV/0!</text:p>
          </table:table-cell>
          <table:table-cell table:style-name="ce2" table:formula="of:=([.U26]/[.U25])*100" office:value-type="string" office:string-value="" calcext:value-type="error">
            <text:p>#DIV/0!</text:p>
          </table:table-cell>
          <table:table-cell/>
          <table:table-cell table:style-name="ce2" table:formula="of:=([.W26]/[.W25])*100" office:value-type="float" office:value="1.19768028616057" calcext:value-type="float">
            <text:p>1.1976802862</text:p>
          </table:table-cell>
          <table:table-cell table:style-name="ce2" table:formula="of:=([.X26]/[.X25])*100" office:value-type="float" office:value="3.31754584254168" calcext:value-type="float">
            <text:p>3.3175458425</text:p>
          </table:table-cell>
          <table:table-cell table:style-name="ce2" table:formula="of:=([.Y26]/[.Y25])*100" office:value-type="string" office:string-value="" calcext:value-type="error">
            <text:p>#DIV/0!</text:p>
          </table:table-cell>
          <table:table-cell table:style-name="ce2" table:formula="of:=([.Z26]/[.Z25])*100" office:value-type="string" office:string-value="" calcext:value-type="error">
            <text:p>#DIV/0!</text:p>
          </table:table-cell>
          <table:table-cell table:style-name="ce2" table:formula="of:=([.AA26]/[.AA25])*100" office:value-type="string" office:string-value="" calcext:value-type="error">
            <text:p>#DIV/0!</text:p>
          </table:table-cell>
          <table:table-cell table:style-name="ce2" table:formula="of:=([.AB26]/[.AB25])*100" office:value-type="string" office:string-value="" calcext:value-type="error">
            <text:p>#DIV/0!</text:p>
          </table:table-cell>
          <table:table-cell/>
          <table:table-cell table:style-name="ce2" table:formula="of:=([.AD26]/[.AD25])*100" office:value-type="float" office:value="0.424496461756105" calcext:value-type="float">
            <text:p>0.4244964618</text:p>
          </table:table-cell>
          <table:table-cell table:style-name="ce2" table:formula="of:=([.AE26]/[.AE25])*100" office:value-type="float" office:value="0.597825744450572" calcext:value-type="float">
            <text:p>0.5978257445</text:p>
          </table:table-cell>
          <table:table-cell table:style-name="ce2" table:formula="of:=([.AF26]/[.AF25])*100" office:value-type="string" office:string-value="" calcext:value-type="error">
            <text:p>#DIV/0!</text:p>
          </table:table-cell>
          <table:table-cell table:style-name="ce2" table:formula="of:=([.AG26]/[.AG25])*100" office:value-type="string" office:string-value="" calcext:value-type="error">
            <text:p>#DIV/0!</text:p>
          </table:table-cell>
          <table:table-cell table:style-name="ce2" table:formula="of:=([.AH26]/[.AH25])*100" office:value-type="string" office:string-value="" calcext:value-type="error">
            <text:p>#DIV/0!</text:p>
          </table:table-cell>
          <table:table-cell table:style-name="ce2" table:formula="of:=([.AI26]/[.AI25])*100" office:value-type="string" office:string-value="" calcext:value-type="error">
            <text:p>#DIV/0!</text:p>
          </table:table-cell>
          <table:table-cell/>
          <table:table-cell table:style-name="ce2" table:formula="of:=([.AK26]/[.AK25])*100" office:value-type="float" office:value="0.578450753217508" calcext:value-type="float">
            <text:p>0.5784507532</text:p>
          </table:table-cell>
          <table:table-cell table:style-name="ce2" table:formula="of:=([.AL26]/[.AL25])*100" office:value-type="float" office:value="4.6993462214902" calcext:value-type="float">
            <text:p>4.6993462215</text:p>
          </table:table-cell>
          <table:table-cell table:style-name="ce2" table:formula="of:=([.AM26]/[.AM25])*100" office:value-type="string" office:string-value="" calcext:value-type="error">
            <text:p>#DIV/0!</text:p>
          </table:table-cell>
          <table:table-cell table:style-name="ce2" table:formula="of:=([.AN26]/[.AN25])*100" office:value-type="string" office:string-value="" calcext:value-type="error">
            <text:p>#DIV/0!</text:p>
          </table:table-cell>
          <table:table-cell table:style-name="ce2" table:formula="of:=([.AO26]/[.AO25])*100" office:value-type="string" office:string-value="" calcext:value-type="error">
            <text:p>#DIV/0!</text:p>
          </table:table-cell>
          <table:table-cell table:style-name="ce2" table:formula="of:=([.AP26]/[.AP25])*100" office:value-type="string" office:string-value="" calcext:value-type="error">
            <text:p>#DIV/0!</text:p>
          </table:table-cell>
          <table:table-cell/>
          <table:table-cell table:style-name="ce2" table:formula="of:=([.AR26]/[.AR25])*100" office:value-type="float" office:value="3.13390017167354" calcext:value-type="float">
            <text:p>3.1339001717</text:p>
          </table:table-cell>
          <table:table-cell table:style-name="ce2" table:formula="of:=([.AS26]/[.AS25])*100" office:value-type="float" office:value="0.0155390042229348" calcext:value-type="float">
            <text:p>0.0155390042</text:p>
          </table:table-cell>
          <table:table-cell table:style-name="ce2" table:formula="of:=([.AT26]/[.AT25])*100" office:value-type="string" office:string-value="" calcext:value-type="error">
            <text:p>#DIV/0!</text:p>
          </table:table-cell>
          <table:table-cell table:style-name="ce2" table:formula="of:=([.AU26]/[.AU25])*100" office:value-type="string" office:string-value="" calcext:value-type="error">
            <text:p>#DIV/0!</text:p>
          </table:table-cell>
          <table:table-cell table:style-name="ce2" table:formula="of:=([.AV26]/[.AV25])*100" office:value-type="string" office:string-value="" calcext:value-type="error">
            <text:p>#DIV/0!</text:p>
          </table:table-cell>
          <table:table-cell table:style-name="ce2" table:formula="of:=([.AW26]/[.AW25])*100" office:value-type="string" office:string-value="" calcext:value-type="error">
            <text:p>#DIV/0!</text:p>
          </table:table-cell>
          <table:table-cell table:number-columns-repeated="975"/>
        </table:table-row>
        <table:table-row table:style-name="ro1">
          <table:table-cell table:style-name="ce3" office:value-type="string" calcext:value-type="string">
            <text:p>Throughput (Kbps)</text:p>
          </table:table-cell>
          <table:table-cell table:style-name="ce3" table:formula="of:=(2*384/([.B25]*10^(-3)))/1000" office:value-type="float" office:value="605.241151953593" calcext:value-type="float">
            <text:p>605.2411519536</text:p>
          </table:table-cell>
          <table:table-cell table:style-name="ce3" table:formula="of:=(2*384/([.C25]*10^(-3)))/1000" office:value-type="float" office:value="740.976441001391" calcext:value-type="float">
            <text:p>740.9764410014</text:p>
          </table:table-cell>
          <table:table-cell table:style-name="ce3" table:formula="of:=(2*384/([.D25]*10^(-3)))/1000" office:value-type="string" office:string-value="" calcext:value-type="error">
            <text:p>#DIV/0!</text:p>
          </table:table-cell>
          <table:table-cell table:style-name="ce3" table:formula="of:=(2*384/([.E25]*10^(-3)))/1000" office:value-type="string" office:string-value="" calcext:value-type="error">
            <text:p>#DIV/0!</text:p>
          </table:table-cell>
          <table:table-cell table:style-name="ce3" table:formula="of:=(2*384/([.F25]*10^(-3)))/1000" office:value-type="string" office:string-value="" calcext:value-type="error">
            <text:p>#DIV/0!</text:p>
          </table:table-cell>
          <table:table-cell table:style-name="ce3" table:formula="of:=(2*384/([.G25]*10^(-3)))/1000" office:value-type="string" office:string-value="" calcext:value-type="error">
            <text:p>#DIV/0!</text:p>
          </table:table-cell>
          <table:table-cell/>
          <table:table-cell table:style-name="ce3" table:formula="of:=((3*384)/([.I25]*10^(-3)))/1000" office:value-type="float" office:value="323.715357831256" calcext:value-type="float">
            <text:p>323.7153578313</text:p>
          </table:table-cell>
          <table:table-cell table:style-name="ce3" table:formula="of:=((3*384)/([.J25]*10^(-3)))/1000" office:value-type="float" office:value="351.505592737748" calcext:value-type="float">
            <text:p>351.5055927377</text:p>
          </table:table-cell>
          <table:table-cell table:style-name="ce3" table:formula="of:=((3*384)/([.K25]*10^(-3)))/1000" office:value-type="string" office:string-value="" calcext:value-type="error">
            <text:p>#DIV/0!</text:p>
          </table:table-cell>
          <table:table-cell table:style-name="ce3" table:formula="of:=((3*384)/([.L25]*10^(-3)))/1000" office:value-type="string" office:string-value="" calcext:value-type="error">
            <text:p>#DIV/0!</text:p>
          </table:table-cell>
          <table:table-cell table:style-name="ce3" table:formula="of:=((3*384)/([.M25]*10^(-3)))/1000" office:value-type="string" office:string-value="" calcext:value-type="error">
            <text:p>#DIV/0!</text:p>
          </table:table-cell>
          <table:table-cell table:style-name="ce3" table:formula="of:=((3*384)/([.N25]*10^(-3)))/1000" office:value-type="string" office:string-value="" calcext:value-type="error">
            <text:p>#DIV/0!</text:p>
          </table:table-cell>
          <table:table-cell/>
          <table:table-cell table:style-name="ce3" table:formula="of:=((4*384)/([.P25]*10^(-3)))/1000" office:value-type="float" office:value="88.3153451189471" calcext:value-type="float">
            <text:p>88.3153451189</text:p>
          </table:table-cell>
          <table:table-cell table:style-name="ce3" table:formula="of:=((4*384)/([.Q25]*10^(-3)))/1000" office:value-type="float" office:value="131.932013217543" calcext:value-type="float">
            <text:p>131.9320132175</text:p>
          </table:table-cell>
          <table:table-cell table:style-name="ce3" table:formula="of:=((4*384)/([.R25]*10^(-3)))/1000" office:value-type="string" office:string-value="" calcext:value-type="error">
            <text:p>#DIV/0!</text:p>
          </table:table-cell>
          <table:table-cell table:style-name="ce3" table:formula="of:=((4*384)/([.S25]*10^(-3)))/1000" office:value-type="string" office:string-value="" calcext:value-type="error">
            <text:p>#DIV/0!</text:p>
          </table:table-cell>
          <table:table-cell table:style-name="ce3" table:formula="of:=((4*384)/([.T25]*10^(-3)))/1000" office:value-type="string" office:string-value="" calcext:value-type="error">
            <text:p>#DIV/0!</text:p>
          </table:table-cell>
          <table:table-cell table:style-name="ce3" table:formula="of:=((4*384)/([.U25]*10^(-3)))/1000" office:value-type="string" office:string-value="" calcext:value-type="error">
            <text:p>#DIV/0!</text:p>
          </table:table-cell>
          <table:table-cell/>
          <table:table-cell table:style-name="ce3" table:formula="of:=((5*384)/([.W25]*10^(-3)))/1000" office:value-type="float" office:value="24.4738524365625" calcext:value-type="float">
            <text:p>24.4738524366</text:p>
          </table:table-cell>
          <table:table-cell table:style-name="ce3" table:formula="of:=((5*384)/([.X25]*10^(-3)))/1000" office:value-type="float" office:value="34.4627529863916" calcext:value-type="float">
            <text:p>34.4627529864</text:p>
          </table:table-cell>
          <table:table-cell table:style-name="ce3" table:formula="of:=((5*384)/([.Y25]*10^(-3)))/1000" office:value-type="string" office:string-value="" calcext:value-type="error">
            <text:p>#DIV/0!</text:p>
          </table:table-cell>
          <table:table-cell table:style-name="ce3" table:formula="of:=((5*384)/([.Z25]*10^(-3)))/1000" office:value-type="string" office:string-value="" calcext:value-type="error">
            <text:p>#DIV/0!</text:p>
          </table:table-cell>
          <table:table-cell table:style-name="ce3" table:formula="of:=((5*384)/([.AA25]*10^(-3)))/1000" office:value-type="string" office:string-value="" calcext:value-type="error">
            <text:p>#DIV/0!</text:p>
          </table:table-cell>
          <table:table-cell table:style-name="ce3" table:formula="of:=((5*384)/([.AB25]*10^(-3)))/1000" office:value-type="string" office:string-value="" calcext:value-type="error">
            <text:p>#DIV/0!</text:p>
          </table:table-cell>
          <table:table-cell/>
          <table:table-cell table:style-name="ce3" table:formula="of:=((6*384)/([.AD25]*10^(-3)))/1000" office:value-type="float" office:value="7.80494174947885" calcext:value-type="float">
            <text:p>7.8049417495</text:p>
          </table:table-cell>
          <table:table-cell table:style-name="ce3" table:formula="of:=((6*384)/([.AE25]*10^(-3)))/1000" office:value-type="float" office:value="15.1989796085878" calcext:value-type="float">
            <text:p>15.1989796086</text:p>
          </table:table-cell>
          <table:table-cell table:style-name="ce3" table:formula="of:=((6*384)/([.AF25]*10^(-3)))/1000" office:value-type="string" office:string-value="" calcext:value-type="error">
            <text:p>#DIV/0!</text:p>
          </table:table-cell>
          <table:table-cell table:style-name="ce3" table:formula="of:=((6*384)/([.AG25]*10^(-3)))/1000" office:value-type="string" office:string-value="" calcext:value-type="error">
            <text:p>#DIV/0!</text:p>
          </table:table-cell>
          <table:table-cell table:style-name="ce3" table:formula="of:=((6*384)/([.AH25]*10^(-3)))/1000" office:value-type="string" office:string-value="" calcext:value-type="error">
            <text:p>#DIV/0!</text:p>
          </table:table-cell>
          <table:table-cell table:style-name="ce3" table:formula="of:=((6*384)/([.AI25]*10^(-3)))/1000" office:value-type="string" office:string-value="" calcext:value-type="error">
            <text:p>#DIV/0!</text:p>
          </table:table-cell>
          <table:table-cell/>
          <table:table-cell table:style-name="ce3" table:formula="of:=((7*384)/([.AK25]*10^(-3)))/1000" office:value-type="float" office:value="2.33781013116434" calcext:value-type="float">
            <text:p>2.3378101312</text:p>
          </table:table-cell>
          <table:table-cell table:style-name="ce3" table:formula="of:=((7*384)/([.AL25]*10^(-3)))/1000" office:value-type="float" office:value="4.5567796609138" calcext:value-type="float">
            <text:p>4.5567796609</text:p>
          </table:table-cell>
          <table:table-cell table:style-name="ce3" table:formula="of:=((7*384)/([.AM25]*10^(-3)))/1000" office:value-type="string" office:string-value="" calcext:value-type="error">
            <text:p>#DIV/0!</text:p>
          </table:table-cell>
          <table:table-cell table:style-name="ce3" table:formula="of:=((7*384)/([.AN25]*10^(-3)))/1000" office:value-type="string" office:string-value="" calcext:value-type="error">
            <text:p>#DIV/0!</text:p>
          </table:table-cell>
          <table:table-cell table:style-name="ce3" table:formula="of:=((7*384)/([.AO25]*10^(-3)))/1000" office:value-type="string" office:string-value="" calcext:value-type="error">
            <text:p>#DIV/0!</text:p>
          </table:table-cell>
          <table:table-cell table:style-name="ce3" table:formula="of:=((7*384)/([.AP25]*10^(-3)))/1000" office:value-type="string" office:string-value="" calcext:value-type="error">
            <text:p>#DIV/0!</text:p>
          </table:table-cell>
          <table:table-cell/>
          <table:table-cell table:style-name="ce3" table:formula="of:=((8*384)/([.AR25]*10^(-3)))/1000" office:value-type="float" office:value="0.607998948498752" calcext:value-type="float">
            <text:p>0.6079989485</text:p>
          </table:table-cell>
          <table:table-cell table:style-name="ce3" table:formula="of:=((8*384)/([.AS25]*10^(-3)))/1000" office:value-type="float" office:value="0.915026428847073" calcext:value-type="float">
            <text:p>0.9150264288</text:p>
          </table:table-cell>
          <table:table-cell table:style-name="ce3" table:formula="of:=((8*384)/([.AT25]*10^(-3)))/1000" office:value-type="string" office:string-value="" calcext:value-type="error">
            <text:p>#DIV/0!</text:p>
          </table:table-cell>
          <table:table-cell table:style-name="ce3" table:formula="of:=((8*384)/([.AU25]*10^(-3)))/1000" office:value-type="string" office:string-value="" calcext:value-type="error">
            <text:p>#DIV/0!</text:p>
          </table:table-cell>
          <table:table-cell table:style-name="ce3" table:formula="of:=((8*384)/([.AV25]*10^(-3)))/1000" office:value-type="string" office:string-value="" calcext:value-type="error">
            <text:p>#DIV/0!</text:p>
          </table:table-cell>
          <table:table-cell table:style-name="ce3" table:formula="of:=((8*384)/([.AW25]*10^(-3)))/1000" office:value-type="string" office:string-value="" calcext:value-type="error">
            <text:p>#DIV/0!</text:p>
          </table:table-cell>
          <table:table-cell table:number-columns-repeated="97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43"/>
          <table:table-cell table:formula="of:=AVERAGE([.AR38:.AR59])" office:value-type="float" office:value="6044.36363636364" calcext:value-type="float">
            <text:p>6044.3636363636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917" calcext:value-type="float">
            <text:p>5917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069" calcext:value-type="float">
            <text:p>6069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02" calcext:value-type="float">
            <text:p>5802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410" calcext:value-type="float">
            <text:p>6410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601" calcext:value-type="float">
            <text:p>6601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181" calcext:value-type="float">
            <text:p>6181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031" calcext:value-type="float">
            <text:p>6031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410" calcext:value-type="float">
            <text:p>6410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716" calcext:value-type="float">
            <text:p>6716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181" calcext:value-type="float">
            <text:p>6181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955" calcext:value-type="float">
            <text:p>5955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40" calcext:value-type="float">
            <text:p>5840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40" calcext:value-type="float">
            <text:p>5840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79" calcext:value-type="float">
            <text:p>5879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79" calcext:value-type="float">
            <text:p>5879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917" calcext:value-type="float">
            <text:p>5917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40" calcext:value-type="float">
            <text:p>5840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79" calcext:value-type="float">
            <text:p>5879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79" calcext:value-type="float">
            <text:p>5879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40" calcext:value-type="float">
            <text:p>5840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5879" calcext:value-type="float">
            <text:p>5879</text:p>
          </table:table-cell>
          <table:table-cell table:number-columns-repeated="980"/>
        </table:table-row>
        <table:table-row table:style-name="ro1">
          <table:table-cell table:number-columns-repeated="43"/>
          <table:table-cell office:value-type="float" office:value="6031" calcext:value-type="float">
            <text:p>6031</text:p>
          </table:table-cell>
          <table:table-cell table:number-columns-repeated="98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6">00/00/0000</text:date>, <text:time style:data-style-name="N2" text:time-value="11:21:49.286750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3-06T11:37:33.974448627</dc:date>
    <meta:editing-duration>P1DT1H37M55S</meta:editing-duration>
    <meta:editing-cycles>13</meta:editing-cycles>
    <meta:generator>LibreOffice/5.1.6.2$Linux_AARCH64 LibreOffice_project/10m0$Build-2</meta:generator>
    <meta:document-statistic meta:table-count="1" meta:cell-count="544" meta:object-count="0"/>
  </office:meta>
</office:document-meta>
</file>